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E0000025BFD5C6D4E57A93F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86c" officeooo:paragraph-rsid="0002486c"/>
    </style:style>
    <style:style style:name="P2" style:family="paragraph" style:parent-style-name="Standard">
      <style:paragraph-properties fo:break-before="page"/>
      <style:text-properties officeooo:rsid="0002486c" officeooo:paragraph-rsid="0002486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2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2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3" text:anchor-type="paragraph" svg:width="4.1in" svg:height="2.0098in" draw:z-index="12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4" text:anchor-type="paragraph" svg:width="4.1in" svg:height="2.0098in" draw:z-index="13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2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2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FD5C6D4E57A93F9F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FD5C6D4E57A93F9F.png" xlink:type="simple" xlink:show="embed" xlink:actuate="onLoad" loext:mime-type="image/png"/></draw:frame></text:p>
        </draw:text-box>
      </draw:frame>
      <text:p text:style-name="Standard"/>
      <text:p text:style-name="P2">Fudged top margin +0.05”</text:p>
      <text:p text:style-name="P1">Print Quality = Pres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5in" fo:margin-bottom="0in" fo:margin-left="0.15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26:00.029847861</meta:creation-date>
    <dc:date>2022-07-04T16:16:08.107651492</dc:date>
    <meta:editing-duration>PT9M12S</meta:editing-duration>
    <meta:editing-cycles>3</meta:editing-cycles>
    <meta:generator>LibreOffice/6.0.7.3$Linux_X86_64 LibreOffice_project/00m0$Build-3</meta:generator>
    <meta:print-date>2022-07-04T16:16:04.473589066</meta:print-date>
    <meta:document-statistic meta:table-count="0" meta:image-count="10" meta:object-count="0" meta:page-count="2" meta:paragraph-count="2" meta:word-count="8" meta:character-count="52" meta:non-whitespace-character-count="46"/>
  </office:meta>
</office:document-meta>
</file>